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88mm" svg:height="90.05mm" svg:x="51.18mm" svg:y="57.64mm">
            <loext:p draw:notify-on-update-of-ranges="option_roi_result.B1:option_roi_result.B1 option_roi_result.B2:option_roi_result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in</text:p>
          </table:table-cell>
          <table:table-cell/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0.98895" calcext:value-type="float">
            <text:p>0.98895</text:p>
          </table:table-cell>
          <table:table-cell/>
          <table:table-cell office:value-type="string" calcext:value-type="string">
            <text:p>多空都做</text:p>
          </table:table-cell>
          <table:table-cell/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0.98895" calcext:value-type="float">
            <text:p>0.98895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0.98895" calcext:value-type="float">
            <text:p>0.9889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0.98895" calcext:value-type="float">
            <text:p>0.98895</text:p>
          </table:table-cell>
          <table:table-cell/>
          <table:table-cell office:value-type="string" calcext:value-type="string">
            <text:p>0.6以上</text:p>
          </table:table-cell>
          <table:table-cell office:value-type="string" calcext:value-type="string">
            <text:p>allin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0.98895" calcext:value-type="float">
            <text:p>0.98895</text:p>
          </table:table-cell>
          <table:table-cell/>
          <table:table-cell office:value-type="string" calcext:value-type="string">
            <text:p>最大口數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0.9781" calcext:value-type="float">
            <text:p>0.9781</text:p>
          </table:table-cell>
          <table:table-cell/>
          <table:table-cell office:value-type="string" calcext:value-type="string">
            <text:p>戶頭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0.9781" calcext:value-type="float">
            <text:p>0.9781</text:p>
          </table:table-cell>
          <table:table-cell/>
          <table:table-cell office:value-type="string" calcext:value-type="string">
            <text:p>可買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0.9781" calcext:value-type="float">
            <text:p>0.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0.9781" calcext:value-type="float">
            <text:p>0.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0.9986" calcext:value-type="float">
            <text:p>0.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0.9906" calcext:value-type="float">
            <text:p>0.9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0.99035" calcext:value-type="float">
            <text:p>0.9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0.97395" calcext:value-type="float">
            <text:p>0.9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0.9737" calcext:value-type="float">
            <text:p>0.9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0.9687" calcext:value-type="float">
            <text:p>0.9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0.96075" calcext:value-type="float">
            <text:p>0.9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0.91725" calcext:value-type="float">
            <text:p>0.91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0.90835" calcext:value-type="float">
            <text:p>0.90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0.89995" calcext:value-type="float">
            <text:p>0.8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0.89995" calcext:value-type="float">
            <text:p>0.8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0.91895" calcext:value-type="float">
            <text:p>0.9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0.91895" calcext:value-type="float">
            <text:p>0.91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.03475" calcext:value-type="float">
            <text:p>1.03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.03475" calcext:value-type="float">
            <text:p>1.03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.05525" calcext:value-type="float">
            <text:p>1.05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.05525" calcext:value-type="float">
            <text:p>1.05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.05525" calcext:value-type="float">
            <text:p>1.05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.2065" calcext:value-type="float">
            <text:p>1.2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.20085" calcext:value-type="float">
            <text:p>1.2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.20085" calcext:value-type="float">
            <text:p>1.2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.2006" calcext:value-type="float">
            <text:p>1.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.20635" calcext:value-type="float">
            <text:p>1.20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.22985" calcext:value-type="float">
            <text:p>1.22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.252" calcext:value-type="float">
            <text:p>1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.25175" calcext:value-type="float">
            <text:p>1.25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.2649" calcext:value-type="float">
            <text:p>1.2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.26465" calcext:value-type="float">
            <text:p>1.26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.27715" calcext:value-type="float">
            <text:p>1.27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1.26045" calcext:value-type="float">
            <text:p>1.26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26045" calcext:value-type="float">
            <text:p>1.26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26045" calcext:value-type="float">
            <text:p>1.26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26045" calcext:value-type="float">
            <text:p>1.26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27975" calcext:value-type="float">
            <text:p>1.2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27975" calcext:value-type="float">
            <text:p>1.2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2724" calcext:value-type="float">
            <text:p>1.2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18985" calcext:value-type="float">
            <text:p>1.18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1851" calcext:value-type="float">
            <text:p>1.1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18485" calcext:value-type="float">
            <text:p>1.1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4126" calcext:value-type="float">
            <text:p>1.4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43895" calcext:value-type="float">
            <text:p>1.43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4387" calcext:value-type="float">
            <text:p>1.4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.42385" calcext:value-type="float">
            <text:p>1.42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.41685" calcext:value-type="float">
            <text:p>1.41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.43615" calcext:value-type="float">
            <text:p>1.43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4293" calcext:value-type="float">
            <text:p>1.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4293" calcext:value-type="float">
            <text:p>1.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4293" calcext:value-type="float">
            <text:p>1.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4293" calcext:value-type="float">
            <text:p>1.4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4258" calcext:value-type="float">
            <text:p>1.4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.6798" calcext:value-type="float">
            <text:p>1.6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.6955" calcext:value-type="float">
            <text:p>1.6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2.028" calcext:value-type="float">
            <text:p>2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2.022" calcext:value-type="float">
            <text:p>2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2.022" calcext:value-type="float">
            <text:p>2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2.03605" calcext:value-type="float">
            <text:p>2.0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2.03605" calcext:value-type="float">
            <text:p>2.0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2.0325" calcext:value-type="float">
            <text:p>2.0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2.0245" calcext:value-type="float">
            <text:p>2.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2.0245" calcext:value-type="float">
            <text:p>2.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2.0245" calcext:value-type="float">
            <text:p>2.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2.0245" calcext:value-type="float">
            <text:p>2.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2.0175" calcext:value-type="float">
            <text:p>2.0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.8551" calcext:value-type="float">
            <text:p>1.8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2.2415" calcext:value-type="float">
            <text:p>2.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2.0534" calcext:value-type="float">
            <text:p>2.0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2.0479" calcext:value-type="float">
            <text:p>2.0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2.04115" calcext:value-type="float">
            <text:p>2.04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2.03575" calcext:value-type="float">
            <text:p>2.03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2.0272" calcext:value-type="float">
            <text:p>2.0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2.02095" calcext:value-type="float">
            <text:p>2.02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2.0397" calcext:value-type="float">
            <text:p>2.0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2.0342" calcext:value-type="float">
            <text:p>2.0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2.02875" calcext:value-type="float">
            <text:p>2.02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.024" calcext:value-type="float">
            <text:p>2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.01915" calcext:value-type="float">
            <text:p>2.01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2.0141" calcext:value-type="float">
            <text:p>2.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2.028" calcext:value-type="float">
            <text:p>2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2.028" calcext:value-type="float">
            <text:p>2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2.0458" calcext:value-type="float">
            <text:p>2.0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2.03935" calcext:value-type="float">
            <text:p>2.03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2.0391" calcext:value-type="float">
            <text:p>2.0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2.0254" calcext:value-type="float">
            <text:p>2.0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2.00685" calcext:value-type="float">
            <text:p>2.00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1.99985" calcext:value-type="float">
            <text:p>1.99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1.993" calcext:value-type="float">
            <text:p>1.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1.99275" calcext:value-type="float">
            <text:p>1.99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1.9872" calcext:value-type="float">
            <text:p>1.9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1.97985" calcext:value-type="float">
            <text:p>1.97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1.9796" calcext:value-type="float">
            <text:p>1.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2.0135" calcext:value-type="float">
            <text:p>2.0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2.0086" calcext:value-type="float">
            <text:p>2.0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2.0086" calcext:value-type="float">
            <text:p>2.0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2.00535" calcext:value-type="float">
            <text:p>2.00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1.8391" calcext:value-type="float">
            <text:p>1.8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1.83285" calcext:value-type="float">
            <text:p>1.83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1.56565" calcext:value-type="float">
            <text:p>1.56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1.5654" calcext:value-type="float">
            <text:p>1.5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1.57365" calcext:value-type="float">
            <text:p>1.57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.56875" calcext:value-type="float">
            <text:p>1.5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.5655" calcext:value-type="float">
            <text:p>1.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.55885" calcext:value-type="float">
            <text:p>1.55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.5804" calcext:value-type="float">
            <text:p>1.5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.58015" calcext:value-type="float">
            <text:p>1.58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.57215" calcext:value-type="float">
            <text:p>1.57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.55815" calcext:value-type="float">
            <text:p>1.5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.5764" calcext:value-type="float">
            <text:p>1.5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.5709" calcext:value-type="float">
            <text:p>1.5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.56655" calcext:value-type="float">
            <text:p>1.56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.56175" calcext:value-type="float">
            <text:p>1.56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.56175" calcext:value-type="float">
            <text:p>1.56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.55715" calcext:value-type="float">
            <text:p>1.5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.5688" calcext:value-type="float">
            <text:p>1.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.5688" calcext:value-type="float">
            <text:p>1.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.56205" calcext:value-type="float">
            <text:p>1.56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.55655" calcext:value-type="float">
            <text:p>1.5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.55175" calcext:value-type="float">
            <text:p>1.55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.84275" calcext:value-type="float">
            <text:p>1.84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.84275" calcext:value-type="float">
            <text:p>1.84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.83425" calcext:value-type="float">
            <text:p>1.83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.69315" calcext:value-type="float">
            <text:p>1.69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.69315" calcext:value-type="float">
            <text:p>1.69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.6881" calcext:value-type="float">
            <text:p>1.6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.68405" calcext:value-type="float">
            <text:p>1.68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.54875" calcext:value-type="float">
            <text:p>1.5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.54875" calcext:value-type="float">
            <text:p>1.54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.44235" calcext:value-type="float">
            <text:p>1.44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.4421" calcext:value-type="float">
            <text:p>1.4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.43485" calcext:value-type="float">
            <text:p>1.43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.4278" calcext:value-type="float">
            <text:p>1.4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.42235" calcext:value-type="float">
            <text:p>1.4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.42235" calcext:value-type="float">
            <text:p>1.4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.42235" calcext:value-type="float">
            <text:p>1.4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.4355" calcext:value-type="float">
            <text:p>1.4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.4355" calcext:value-type="float">
            <text:p>1.4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1.4355" calcext:value-type="float">
            <text:p>1.4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.4355" calcext:value-type="float">
            <text:p>1.4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.4312" calcext:value-type="float">
            <text:p>1.4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.43095" calcext:value-type="float">
            <text:p>1.43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.4272" calcext:value-type="float">
            <text:p>1.4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.42645" calcext:value-type="float">
            <text:p>1.42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.42645" calcext:value-type="float">
            <text:p>1.42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.42645" calcext:value-type="float">
            <text:p>1.42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.42245" calcext:value-type="float">
            <text:p>1.42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.4222" calcext:value-type="float">
            <text:p>1.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.4381" calcext:value-type="float">
            <text:p>1.4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.43785" calcext:value-type="float">
            <text:p>1.43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.4305" calcext:value-type="float">
            <text:p>1.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.42425" calcext:value-type="float">
            <text:p>1.4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.42425" calcext:value-type="float">
            <text:p>1.4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.42425" calcext:value-type="float">
            <text:p>1.4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.42425" calcext:value-type="float">
            <text:p>1.42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.4181" calcext:value-type="float">
            <text:p>1.4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.4181" calcext:value-type="float">
            <text:p>1.4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.41205" calcext:value-type="float">
            <text:p>1.41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1.4118" calcext:value-type="float">
            <text:p>1.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1.4143" calcext:value-type="float">
            <text:p>1.4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.4267" calcext:value-type="float">
            <text:p>1.4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1.42075" calcext:value-type="float">
            <text:p>1.42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.417" calcext:value-type="float">
            <text:p>1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.42745" calcext:value-type="float">
            <text:p>1.4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.4222" calcext:value-type="float">
            <text:p>1.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.43415" calcext:value-type="float">
            <text:p>1.43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.42995" calcext:value-type="float">
            <text:p>1.42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.4386" calcext:value-type="float">
            <text:p>1.4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.4341" calcext:value-type="float">
            <text:p>1.4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.43085" calcext:value-type="float">
            <text:p>1.43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1.43085" calcext:value-type="float">
            <text:p>1.43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1.4248" calcext:value-type="float">
            <text:p>1.4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1.41865" calcext:value-type="float">
            <text:p>1.41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.4184" calcext:value-type="float">
            <text:p>1.4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.42465" calcext:value-type="float">
            <text:p>1.4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.42465" calcext:value-type="float">
            <text:p>1.4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.42465" calcext:value-type="float">
            <text:p>1.4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.42465" calcext:value-type="float">
            <text:p>1.4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1.42465" calcext:value-type="float">
            <text:p>1.42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1.43885" calcext:value-type="float">
            <text:p>1.4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.43295" calcext:value-type="float">
            <text:p>1.4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.44415" calcext:value-type="float">
            <text:p>1.44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.4394" calcext:value-type="float">
            <text:p>1.4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.4344" calcext:value-type="float">
            <text:p>1.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1.43415" calcext:value-type="float">
            <text:p>1.43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.46535" calcext:value-type="float">
            <text:p>1.46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.4605" calcext:value-type="float">
            <text:p>1.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.4708" calcext:value-type="float">
            <text:p>1.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.47055" calcext:value-type="float">
            <text:p>1.47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.4778" calcext:value-type="float">
            <text:p>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.4778" calcext:value-type="float">
            <text:p>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.4778" calcext:value-type="float">
            <text:p>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.4778" calcext:value-type="float">
            <text:p>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.4778" calcext:value-type="float">
            <text:p>1.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.47325" calcext:value-type="float">
            <text:p>1.47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.46925" calcext:value-type="float">
            <text:p>1.4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.469" calcext:value-type="float">
            <text:p>1.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.4817" calcext:value-type="float">
            <text:p>1.4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.50705" calcext:value-type="float">
            <text:p>1.50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.50035" calcext:value-type="float">
            <text:p>1.50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.49625" calcext:value-type="float">
            <text:p>1.4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.49055" calcext:value-type="float">
            <text:p>1.49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.49055" calcext:value-type="float">
            <text:p>1.49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.4862" calcext:value-type="float">
            <text:p>1.4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.4862" calcext:value-type="float">
            <text:p>1.48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08:41:25.275983759</dc:date>
    <meta:editing-duration>PT10M7S</meta:editing-duration>
    <meta:editing-cycles>2</meta:editing-cycles>
    <meta:generator>LibreOffice/5.1.6.2$Linux_X86_64 LibreOffice_project/10m0$Build-2</meta:generator>
    <meta:document-statistic meta:table-count="1" meta:cell-count="5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4.275cm" svg:y="4.204cm" style:legend-expansion="high" chart:style-name="ch2"/>
        <chart:plot-area chart:style-name="ch3" table:cell-range-address="option_roi_result.B1:option_roi_result.B251" chart:data-source-has-labels="row" svg:x="0.319cm" svg:y="0.18cm" svg:width="13.637cm" svg:height="8.646cm">
          <chartooo:coordinate-region svg:x="1.046cm" svg:y="0.379cm" svg:width="12.6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51" chart:label-cell-address="option_roi_result.B1:option_roi_result.B1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395">
                <text:p>0.97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075">
                <text:p>0.9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725">
                <text:p>0.91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835">
                <text:p>0.90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995">
                <text:p>0.8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995">
                <text:p>0.89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895">
                <text:p>0.91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95">
                <text:p>0.91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475">
                <text:p>1.0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475">
                <text:p>1.03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65">
                <text:p>1.2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0085">
                <text:p>1.20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085">
                <text:p>1.20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06">
                <text:p>1.2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0635">
                <text:p>1.20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175">
                <text:p>1.25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465">
                <text:p>1.26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715">
                <text:p>1.27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975">
                <text:p>1.27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975">
                <text:p>1.27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24">
                <text:p>1.2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851">
                <text:p>1.1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485">
                <text:p>1.18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26">
                <text:p>1.4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3895">
                <text:p>1.43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387">
                <text:p>1.4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2385">
                <text:p>1.42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1685">
                <text:p>1.41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3615">
                <text:p>1.43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58">
                <text:p>1.4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798">
                <text:p>1.6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955">
                <text:p>1.6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605">
                <text:p>2.03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605">
                <text:p>2.03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551">
                <text:p>1.8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415">
                <text:p>2.2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534">
                <text:p>2.0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479">
                <text:p>2.0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4115">
                <text:p>2.04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3575">
                <text:p>2.03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2095">
                <text:p>2.02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342">
                <text:p>2.03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2875">
                <text:p>2.02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1915">
                <text:p>2.01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41">
                <text:p>2.0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458">
                <text:p>2.04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3935">
                <text:p>2.03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391">
                <text:p>2.03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54">
                <text:p>2.0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685">
                <text:p>2.00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9985">
                <text:p>1.99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275">
                <text:p>1.99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872">
                <text:p>1.9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7985">
                <text:p>1.97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796">
                <text:p>1.9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135">
                <text:p>2.0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086">
                <text:p>2.0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086">
                <text:p>2.00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0535">
                <text:p>2.00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91">
                <text:p>1.83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3285">
                <text:p>1.832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565">
                <text:p>1.56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654">
                <text:p>1.5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7365">
                <text:p>1.57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655">
                <text:p>1.5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5885">
                <text:p>1.55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04">
                <text:p>1.5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015">
                <text:p>1.58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7215">
                <text:p>1.57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5815">
                <text:p>1.55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764">
                <text:p>1.5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709">
                <text:p>1.5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6655">
                <text:p>1.566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6175">
                <text:p>1.56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175">
                <text:p>1.561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88">
                <text:p>1.5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88">
                <text:p>1.5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205">
                <text:p>1.56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655">
                <text:p>1.556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175">
                <text:p>1.55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4275">
                <text:p>1.84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4275">
                <text:p>1.84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3425">
                <text:p>1.83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315">
                <text:p>1.69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315">
                <text:p>1.69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881">
                <text:p>1.6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8405">
                <text:p>1.68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4235">
                <text:p>1.44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421">
                <text:p>1.4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3485">
                <text:p>1.434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278">
                <text:p>1.4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312">
                <text:p>1.4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3095">
                <text:p>1.43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272">
                <text:p>1.4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2245">
                <text:p>1.42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381">
                <text:p>1.43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3785">
                <text:p>1.43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305">
                <text:p>1.43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181">
                <text:p>1.4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181">
                <text:p>1.41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1205">
                <text:p>1.41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118">
                <text:p>1.41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267">
                <text:p>1.4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2075">
                <text:p>1.420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3415">
                <text:p>1.434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2995">
                <text:p>1.42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386">
                <text:p>1.4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341">
                <text:p>1.4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3085">
                <text:p>1.430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3085">
                <text:p>1.43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248">
                <text:p>1.4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1865">
                <text:p>1.41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184">
                <text:p>1.4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3885">
                <text:p>1.43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3295">
                <text:p>1.43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4415">
                <text:p>1.44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94">
                <text:p>1.43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415">
                <text:p>1.43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6535">
                <text:p>1.465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605">
                <text:p>1.4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7055">
                <text:p>1.47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7325">
                <text:p>1.47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6925">
                <text:p>1.469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817">
                <text:p>1.48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0705">
                <text:p>1.507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0035">
                <text:p>1.50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9625">
                <text:p>1.49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9055">
                <text:p>1.49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9055">
                <text:p>1.49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62">
                <text:p>1.48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862">
                <text:p>1.4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